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等线" svg:font-family="等线"/>
    <style:font-face style:name="宋体" svg:font-family="宋体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8pt" style:font-size-asian="8pt" style:font-size-complex="8pt"/>
    </style:style>
    <style:style style:name="ce3" style:family="table-cell" style:parent-style-name="Default" style:data-style-name="N0">
      <style:table-cell-properties style:vertical-align="middle" fo:background-color="#FCE4D6" style:repeat-content="false"/>
      <style:paragraph-properties fo:text-align="center"/>
      <style:text-properties fo:font-size="8pt" style:font-size-asian="8pt" style:font-size-complex="8pt"/>
    </style:style>
    <style:style style:name="ce4" style:family="table-cell" style:parent-style-name="Default" style:data-style-name="N19">
      <style:table-cell-properties style:vertical-align="middle" fo:background-color="#FCE4D6" style:repeat-content="false"/>
      <style:paragraph-properties fo:text-align="center"/>
      <style:text-properties fo:font-size="8pt" style:font-size-asian="8pt" style:font-size-complex="8pt"/>
    </style:style>
    <style:style style:name="ce5" style:family="table-cell" style:parent-style-name="Default" style:data-style-name="N0">
      <style:table-cell-properties style:vertical-align="middle" fo:background-color="#E2EFDA" style:repeat-content="false"/>
      <style:paragraph-properties fo:text-align="center"/>
      <style:text-properties fo:font-size="8pt" style:font-size-asian="8pt" style:font-size-complex="8pt"/>
    </style:style>
    <style:style style:name="ce6" style:family="table-cell" style:parent-style-name="Default" style:data-style-name="N19">
      <style:table-cell-properties style:vertical-align="middle" fo:background-color="#E2EFDA" style:repeat-content="false"/>
      <style:paragraph-properties fo:text-align="center"/>
      <style:text-properties fo:font-size="8pt" style:font-size-asian="8pt" style:font-size-complex="8pt"/>
    </style:style>
    <style:style style:name="ce7" style:family="table-cell" style:parent-style-name="Default" style:data-style-name="N19">
      <style:table-cell-properties style:vertical-align="middle" style:repeat-content="false"/>
      <style:paragraph-properties fo:text-align="center"/>
      <style:text-properties fo:font-size="8pt" style:font-size-asian="8pt" style:font-size-complex="8pt"/>
    </style:style>
    <style:style style:name="ce8" style:family="table-cell" style:parent-style-name="Default" style:data-style-name="N0">
      <style:table-cell-properties fo:background-color="#FFFFFF"/>
    </style:style>
    <style:style style:name="T1" style:family="text" style:parent-style-name="Default">
      <style:text-properties fo:color="#000000" style:text-line-through-style="none" style:font-name="宋体" style:font-name-asian="宋体" style:font-name-complex="宋体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2" style:family="text" style:parent-style-name="Default">
      <style:text-properties fo:color="#000000" style:text-line-through-style="none" style:font-name="Courier New" style:font-name-asian="Courier New" style:font-name-complex="Courier New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co1" style:family="table-column">
      <style:table-column-properties fo:break-before="auto" style:column-width="0.493888888888889cm" style:use-optimal-column-width="true"/>
    </style:style>
    <style:style style:name="co2" style:family="table-column">
      <style:table-column-properties fo:break-before="auto" style:column-width="1.65805555555556cm" style:use-optimal-column-width="true"/>
    </style:style>
    <style:style style:name="co3" style:family="table-column">
      <style:table-column-properties fo:break-before="auto" style:column-width="1.79916666666667cm" style:use-optimal-column-width="true"/>
    </style:style>
    <style:style style:name="co4" style:family="table-column">
      <style:table-column-properties fo:break-before="auto" style:column-width="1.94027777777778cm" style:use-optimal-column-width="true"/>
    </style:style>
    <style:style style:name="co5" style:family="table-column">
      <style:table-column-properties fo:break-before="auto" style:column-width="2.50472222222222cm" style:use-optimal-column-width="true"/>
    </style:style>
    <style:style style:name="co6" style:family="table-column">
      <style:table-column-properties fo:break-before="auto" style:column-width="2.34597222222222cm" style:use-optimal-column-width="true"/>
    </style:style>
    <style:style style:name="co7" style:family="table-column">
      <style:table-column-properties fo:break-before="auto" style:column-width="1.83444444444444cm" style:use-optimal-column-width="true"/>
    </style:style>
    <style:style style:name="co8" style:family="table-column">
      <style:table-column-properties fo:break-before="auto" style:column-width="3.10444444444444cm" style:use-optimal-column-width="true"/>
    </style:style>
    <style:style style:name="co9" style:family="table-column">
      <style:table-column-properties fo:break-before="auto" style:column-width="1.83444444444444cm"/>
    </style:style>
    <style:style style:name="ro1" style:family="table-row">
      <style:table-row-properties style:row-height="1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rror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6374" table:default-cell-style-name="ce2"/>
        <table:table-row table:style-name="ro1">
          <table:table-cell table:style-name="ce2"/>
          <table:table-cell office:value-type="string" table:style-name="ce2">
            <text:p>日付</text:p>
          </table:table-cell>
          <table:table-cell office:value-type="string" table:style-name="ce2">
            <text:p>棋士1</text:p>
          </table:table-cell>
          <table:table-cell office:value-type="string" table:style-name="ce2">
            <text:p>棋士2</text:p>
          </table:table-cell>
          <table:table-cell office:value-type="string" table:style-name="ce2">
            <text:p>棋戦名</text:p>
          </table:table-cell>
          <table:table-cell office:value-type="string" table:style-name="ce2">
            <text:p>期数</text:p>
          </table:table-cell>
          <table:table-cell office:value-type="string" table:style-name="ce2">
            <text:p>詳細1</text:p>
          </table:table-cell>
          <table:table-cell office:value-type="string" table:style-name="ce2">
            <text:p><text:span text:style-name="T1">詳細</text:span><text:span text:style-name="T2">2</text:span></text:p>
          </table:table-cell>
          <table:table-cell office:value-type="string" table:style-name="ce2">
            <text:p><text:span text:style-name="T1">詳細</text:span><text:span text:style-name="T2">3</text:span></text:p>
          </table:table-cell>
          <table:table-cell office:value-type="string" table:style-name="ce2">
            <text:p>備考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57-10-04T00:00:00" table:style-name="ce4">
            <text:p>1957/10/4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橋本三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C級2組</text:p>
          </table:table-cell>
          <table:table-cell table:number-columns-repeated="2" table:style-name="ce2"/>
          <table:table-cell office:value-type="string" table:style-name="ce3">
            <text:p>重複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57-10-14T00:00:00" table:style-name="ce4">
            <text:p>1957/10/14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橋本三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C級2組</text:p>
          </table:table-cell>
          <table:table-cell table:number-columns-repeated="2" table:style-name="ce2"/>
          <table:table-cell office:value-type="string" table:style-name="ce3">
            <text:p>重複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57-10-14T00:00:00" table:style-name="ce6">
            <text:p>1957/10/14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橋本三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C級2組</text:p>
          </table:table-cell>
          <table:table-cell table:number-columns-repeated="2" table:style-name="ce2"/>
          <table:table-cell office:value-type="string" table:style-name="ce5">
            <text:p>重複解消（日付不明）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8-07-13T00:00:00" table:style-name="ce7">
            <text:p>1978/7/13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森安秀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3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8-07-13T00:00:00" table:style-name="ce7">
            <text:p>1978/7/13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森安秀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5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8-07-27T00:00:00" table:style-name="ce7">
            <text:p>1978/7/27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3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8-07-27T00:00:00" table:style-name="ce7">
            <text:p>1978/7/27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5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8-10-25T00:00:00" table:style-name="ce7">
            <text:p>1978/10/25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8-10-25T00:00:00" table:style-name="ce7">
            <text:p>1978/10/25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8-11-14T00:00:00" table:style-name="ce7">
            <text:p>1978/11/14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5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8-11-14T00:00:00" table:style-name="ce7">
            <text:p>1978/11/14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8-11-27T00:00:00" table:style-name="ce7">
            <text:p>1978/11/27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3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8-11-27T00:00:00" table:style-name="ce7">
            <text:p>1978/11/27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8-12-12T00:00:00" table:style-name="ce7">
            <text:p>1978/12/12</text:p>
          </table:table-cell>
          <table:table-cell office:value-type="string" table:style-name="ce2">
            <text:p>芹沢博文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3">
            <text:p>06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8-12-12T00:00:00" table:style-name="ce7">
            <text:p>1978/12/12</text:p>
          </table:table-cell>
          <table:table-cell office:value-type="string" table:style-name="ce2">
            <text:p>芹沢博文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8-12-13T00:00:00" table:style-name="ce7">
            <text:p>1978/12/13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6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8-12-13T00:00:00" table:style-name="ce7">
            <text:p>1978/12/13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8-12-19T00:00:00" table:style-name="ce7">
            <text:p>1978/12/19</text:p>
          </table:table-cell>
          <table:table-cell office:value-type="string" table:style-name="ce2">
            <text:p>酒井順吉</text:p>
          </table:table-cell>
          <table:table-cell office:value-type="string" table:style-name="ce2">
            <text:p>小阪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6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8-12-19T00:00:00" table:style-name="ce7">
            <text:p>1978/12/19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青木清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6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8-12-19T00:00:00" table:style-name="ce7">
            <text:p>1978/12/19</text:p>
          </table:table-cell>
          <table:table-cell office:value-type="string" table:style-name="ce2">
            <text:p>酒井順吉</text:p>
          </table:table-cell>
          <table:table-cell office:value-type="string" table:style-name="ce2">
            <text:p>小阪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7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8-12-19T00:00:00" table:style-name="ce7">
            <text:p>1978/12/19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青木清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7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8-12-21T00:00:00" table:style-name="ce7">
            <text:p>1978/12/21</text:p>
          </table:table-cell>
          <table:table-cell office:value-type="string" table:style-name="ce2">
            <text:p>松田茂役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3">
            <text:p>05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8-12-21T00:00:00" table:style-name="ce7">
            <text:p>1978/12/21</text:p>
          </table:table-cell>
          <table:table-cell office:value-type="string" table:style-name="ce2">
            <text:p>松田茂役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5">
            <text:p>04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01-31T00:00:00" table:style-name="ce7">
            <text:p>1979/1/31</text:p>
          </table:table-cell>
          <table:table-cell office:value-type="string" table:style-name="ce2">
            <text:p>角田三男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8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01-31T00:00:00" table:style-name="ce7">
            <text:p>1979/1/31</text:p>
          </table:table-cell>
          <table:table-cell office:value-type="string" table:style-name="ce2">
            <text:p>角田三男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7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06-01T00:00:00" table:style-name="ce7">
            <text:p>1979/6/1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6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06-01T00:00:00" table:style-name="ce7">
            <text:p>1979/6/1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7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06-01T00:00:00" table:style-name="ce7">
            <text:p>1979/6/1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8回戦</text:p>
          </table:table-cell>
          <table:table-cell table:style-name="ce2"/>
          <table:table-cell table:style-name="ce7"/>
          <table:table-cell table:number-columns-repeated="16373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06-01T00:00:00" table:style-name="ce7">
            <text:p>1979/6/1</text:p>
          </table:table-cell>
          <table:table-cell office:value-type="string" table:style-name="ce2">
            <text:p>鈴木輝彦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9回戦</text:p>
          </table:table-cell>
          <table:table-cell table:style-name="ce2"/>
          <table:table-cell table:style-name="ce7"/>
          <table:table-cell table:number-columns-repeated="16373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06-01T00:00:00" table:style-name="ce7">
            <text:p>1979/6/1</text:p>
          </table:table-cell>
          <table:table-cell office:value-type="string" table:style-name="ce2">
            <text:p>椎橋金司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11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06-01T00:00:00" table:style-name="ce7">
            <text:p>1979/6/1</text:p>
          </table:table-cell>
          <table:table-cell office:value-type="string" table:style-name="ce2">
            <text:p>鈴木輝彦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6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06-01T00:00:00" table:style-name="ce7">
            <text:p>1979/6/1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7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06-01T00:00:00" table:style-name="ce7">
            <text:p>1979/6/1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8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06-01T00:00:00" table:style-name="ce7">
            <text:p>1979/6/1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9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06-01T00:00:00" table:style-name="ce7">
            <text:p>1979/6/1</text:p>
          </table:table-cell>
          <table:table-cell office:value-type="string" table:style-name="ce2">
            <text:p>椎橋金司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10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07-05T00:00:00" table:style-name="ce7">
            <text:p>1979/7/5</text:p>
          </table:table-cell>
          <table:table-cell office:value-type="string" table:style-name="ce2">
            <text:p>菊地常夫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3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07-05T00:00:00" table:style-name="ce7">
            <text:p>1979/7/5</text:p>
          </table:table-cell>
          <table:table-cell office:value-type="string" table:style-name="ce2">
            <text:p>菊地常夫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5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09-04T00:00:00" table:style-name="ce7">
            <text:p>1979/9/4</text:p>
          </table:table-cell>
          <table:table-cell office:value-type="string" table:style-name="ce2">
            <text:p>佐瀬勇次</text:p>
          </table:table-cell>
          <table:table-cell office:value-type="string" table:style-name="ce2">
            <text:p>灘蓮照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3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09-04T00:00:00" table:style-name="ce7">
            <text:p>1979/9/4</text:p>
          </table:table-cell>
          <table:table-cell office:value-type="string" table:style-name="ce2">
            <text:p>佐瀬勇次</text:p>
          </table:table-cell>
          <table:table-cell office:value-type="string" table:style-name="ce2">
            <text:p>灘蓮照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5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09-18T00:00:00" table:style-name="ce7">
            <text:p>1979/9/18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09-18T00:00:00" table:style-name="ce7">
            <text:p>1979/9/18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10-22T00:00:00" table:style-name="ce7">
            <text:p>1979/10/22</text:p>
          </table:table-cell>
          <table:table-cell office:value-type="string" table:style-name="ce2">
            <text:p>山中和正</text:p>
          </table:table-cell>
          <table:table-cell office:value-type="string" table:style-name="ce2">
            <text:p>小林健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3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10-22T00:00:00" table:style-name="ce7">
            <text:p>1979/10/22</text:p>
          </table:table-cell>
          <table:table-cell office:value-type="string" table:style-name="ce2">
            <text:p>山中和正</text:p>
          </table:table-cell>
          <table:table-cell office:value-type="string" table:style-name="ce2">
            <text:p>小林健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5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11-13T00:00:00" table:style-name="ce7">
            <text:p>1979/11/13</text:p>
          </table:table-cell>
          <table:table-cell office:value-type="string" table:style-name="ce2">
            <text:p>五十嵐豊一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3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11-13T00:00:00" table:style-name="ce7">
            <text:p>1979/11/13</text:p>
          </table:table-cell>
          <table:table-cell office:value-type="string" table:style-name="ce2">
            <text:p>五十嵐豊一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11-21T00:00:00" table:style-name="ce7">
            <text:p>1979/11/21</text:p>
          </table:table-cell>
          <table:table-cell office:value-type="string" table:style-name="ce2">
            <text:p>坪内利幸</text:p>
          </table:table-cell>
          <table:table-cell office:value-type="string" table:style-name="ce2">
            <text:p>松下力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3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11-21T00:00:00" table:style-name="ce7">
            <text:p>1979/11/21</text:p>
          </table:table-cell>
          <table:table-cell office:value-type="string" table:style-name="ce2">
            <text:p>大原英二</text:p>
          </table:table-cell>
          <table:table-cell office:value-type="string" table:style-name="ce2">
            <text:p>富沢幹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3">
            <text:p>05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11-21T00:00:00" table:style-name="ce7">
            <text:p>1979/11/21</text:p>
          </table:table-cell>
          <table:table-cell office:value-type="string" table:style-name="ce2">
            <text:p>坪内利幸</text:p>
          </table:table-cell>
          <table:table-cell office:value-type="string" table:style-name="ce2">
            <text:p>松下力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11-21T00:00:00" table:style-name="ce7">
            <text:p>1979/11/21</text:p>
          </table:table-cell>
          <table:table-cell office:value-type="string" table:style-name="ce2">
            <text:p>大原英二</text:p>
          </table:table-cell>
          <table:table-cell office:value-type="string" table:style-name="ce2">
            <text:p>富沢幹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5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11-29T00:00:00" table:style-name="ce7">
            <text:p>1979/11/29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6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11-29T00:00:00" table:style-name="ce7">
            <text:p>1979/11/29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12-17T00:00:00" table:style-name="ce7">
            <text:p>1979/12/17</text:p>
          </table:table-cell>
          <table:table-cell office:value-type="string" table:style-name="ce2">
            <text:p>五十嵐豊一</text:p>
          </table:table-cell>
          <table:table-cell office:value-type="string" table:style-name="ce2">
            <text:p>若松政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3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12-17T00:00:00" table:style-name="ce7">
            <text:p>1979/12/17</text:p>
          </table:table-cell>
          <table:table-cell office:value-type="string" table:style-name="ce2">
            <text:p>五十嵐豊一</text:p>
          </table:table-cell>
          <table:table-cell office:value-type="string" table:style-name="ce2">
            <text:p>若松政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5">
            <text:p>06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0-01-21T00:00:00" table:style-name="ce7">
            <text:p>1980/1/21</text:p>
          </table:table-cell>
          <table:table-cell office:value-type="string" table:style-name="ce2">
            <text:p>桐谷広人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7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80-01-21T00:00:00" table:style-name="ce7">
            <text:p>1980/1/21</text:p>
          </table:table-cell>
          <table:table-cell office:value-type="string" table:style-name="ce2">
            <text:p>桐谷広人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6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0-02-01T00:00:00" table:style-name="ce7">
            <text:p>1980/2/1</text:p>
          </table:table-cell>
          <table:table-cell office:value-type="string" table:style-name="ce2">
            <text:p>桐谷広人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8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80-02-01T00:00:00" table:style-name="ce7">
            <text:p>1980/2/1</text:p>
          </table:table-cell>
          <table:table-cell office:value-type="string" table:style-name="ce2">
            <text:p>桐谷広人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7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0-02-05T00:00:00" table:style-name="ce7">
            <text:p>1980/2/5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8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80-02-05T00:00:00" table:style-name="ce7">
            <text:p>1980/2/5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7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0-02-19T00:00:00" table:style-name="ce7">
            <text:p>1980/2/19</text:p>
          </table:table-cell>
          <table:table-cell office:value-type="string" table:style-name="ce2">
            <text:p>宮田利男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9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0-02-19T00:00:00" table:style-name="ce7">
            <text:p>1980/2/19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武者野勝巳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9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80-02-19T00:00:00" table:style-name="ce7">
            <text:p>1980/2/19</text:p>
          </table:table-cell>
          <table:table-cell office:value-type="string" table:style-name="ce2">
            <text:p>宮田利男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8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80-02-19T00:00:00" table:style-name="ce7">
            <text:p>1980/2/19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武者野勝巳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8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0-02-27T00:00:00" table:style-name="ce7">
            <text:p>1980/2/27</text:p>
          </table:table-cell>
          <table:table-cell office:value-type="string" table:style-name="ce2">
            <text:p>福崎文吾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9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80-02-27T00:00:00" table:style-name="ce7">
            <text:p>1980/2/27</text:p>
          </table:table-cell>
          <table:table-cell office:value-type="string" table:style-name="ce2">
            <text:p>福崎文吾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8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0-03-17T00:00:00" table:style-name="ce7">
            <text:p>1980/3/17</text:p>
          </table:table-cell>
          <table:table-cell office:value-type="string" table:style-name="ce2">
            <text:p>青木清</text:p>
          </table:table-cell>
          <table:table-cell office:value-type="string" table:style-name="ce2">
            <text:p>小堀清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9-02-14T00:00:00" table:style-name="ce7">
            <text:p>1989/2/14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堀口弘治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3">
            <text:p>5組</text:p>
          </table:table-cell>
          <table:table-cell office:value-type="string" table:style-name="ce2">
            <text:p>ランキング戦</text:p>
          </table:table-cell>
          <table:table-cell office:value-type="string" table:style-name="ce2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89-02-14T00:00:00" table:style-name="ce7">
            <text:p>1989/2/14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堀口弘治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5">
            <text:p>4組</text:p>
          </table:table-cell>
          <table:table-cell office:value-type="string" table:style-name="ce2">
            <text:p>ランキング戦</text:p>
          </table:table-cell>
          <table:table-cell office:value-type="string" table:style-name="ce2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9-04-11T00:00:00" table:style-name="ce7">
            <text:p>1989/4/11</text:p>
          </table:table-cell>
          <table:table-cell office:value-type="string" table:style-name="ce2">
            <text:p>泉正樹</text:p>
          </table:table-cell>
          <table:table-cell office:value-type="string" table:style-name="ce2">
            <text:p>浦野真彦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3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89-04-11T00:00:00" table:style-name="ce7">
            <text:p>1989/4/11</text:p>
          </table:table-cell>
          <table:table-cell office:value-type="string" table:style-name="ce2">
            <text:p>泉正樹</text:p>
          </table:table-cell>
          <table:table-cell office:value-type="string" table:style-name="ce2">
            <text:p>浦野真彦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5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9-06-19T00:00:00" table:style-name="ce7">
            <text:p>1989/6/19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米長邦雄<text:s/>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2">
            <text:p>1組</text:p>
          </table:table-cell>
          <table:table-cell office:value-type="string" table:style-name="ce3">
            <text:p>ランキング戦</text:p>
          </table:table-cell>
          <table:table-cell office:value-type="string" table:style-name="ce2">
            <text:p>準決勝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89-06-19T00:00:00" table:style-name="ce7">
            <text:p>1989/6/19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米長邦雄<text:s/>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2">
            <text:p>1組</text:p>
          </table:table-cell>
          <table:table-cell office:value-type="string" table:style-name="ce5">
            <text:p>3位出場者決定戦</text:p>
          </table:table-cell>
          <table:table-cell office:value-type="string" table:style-name="ce2">
            <text:p>準決勝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94-02-22T00:00:00" table:style-name="ce7">
            <text:p>1994/2/22</text:p>
          </table:table-cell>
          <table:table-cell office:value-type="string" table:style-name="ce2">
            <text:p>中田章道</text:p>
          </table:table-cell>
          <table:table-cell office:value-type="string" table:style-name="ce2">
            <text:p>真田圭一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7期</text:p>
          </table:table-cell>
          <table:table-cell office:value-type="string" table:style-name="ce2">
            <text:p>5組</text:p>
          </table:table-cell>
          <table:table-cell office:value-type="string" table:style-name="ce2">
            <text:p>ランキング戦</text:p>
          </table:table-cell>
          <table:table-cell office:value-type="string" table:style-name="ce3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94-02-22T00:00:00" table:style-name="ce7">
            <text:p>1994/2/22</text:p>
          </table:table-cell>
          <table:table-cell office:value-type="string" table:style-name="ce2">
            <text:p>中田章道</text:p>
          </table:table-cell>
          <table:table-cell office:value-type="string" table:style-name="ce2">
            <text:p>真田圭一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7期</text:p>
          </table:table-cell>
          <table:table-cell office:value-type="string" table:style-name="ce2">
            <text:p>5組</text:p>
          </table:table-cell>
          <table:table-cell office:value-type="string" table:style-name="ce2">
            <text:p>ランキング戦</text:p>
          </table:table-cell>
          <table:table-cell office:value-type="string" table:style-name="ce5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00-04-11T00:00:00" table:style-name="ce7">
            <text:p>2000/4/11</text:p>
          </table:table-cell>
          <table:table-cell office:value-type="string" table:style-name="ce2">
            <text:p>田中魁秀</text:p>
          </table:table-cell>
          <table:table-cell office:value-type="string" table:style-name="ce2">
            <text:p>飯塚祐紀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ランキング戦</text:p>
          </table:table-cell>
          <table:table-cell office:value-type="string" table:style-name="ce3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00-04-11T00:00:00" table:style-name="ce7">
            <text:p>2000/4/11</text:p>
          </table:table-cell>
          <table:table-cell office:value-type="string" table:style-name="ce2">
            <text:p>室岡克彦</text:p>
          </table:table-cell>
          <table:table-cell office:value-type="string" table:style-name="ce2">
            <text:p>安恵照剛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3">
            <text:p>ランキング戦</text:p>
          </table:table-cell>
          <table:table-cell office:value-type="string" table:style-name="ce3">
            <text:p>準決勝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00-04-11T00:00:00" table:style-name="ce7">
            <text:p>2000/4/11</text:p>
          </table:table-cell>
          <table:table-cell office:value-type="string" table:style-name="ce2">
            <text:p>田中魁秀</text:p>
          </table:table-cell>
          <table:table-cell office:value-type="string" table:style-name="ce2">
            <text:p>飯塚祐紀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ランキング戦</text:p>
          </table:table-cell>
          <table:table-cell office:value-type="string" table:style-name="ce5">
            <text:p>準決勝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00-04-11T00:00:00" table:style-name="ce7">
            <text:p>2000/4/11</text:p>
          </table:table-cell>
          <table:table-cell office:value-type="string" table:style-name="ce2">
            <text:p>室岡克彦</text:p>
          </table:table-cell>
          <table:table-cell office:value-type="string" table:style-name="ce2">
            <text:p>安恵照剛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5">
            <text:p>昇級者決定戦</text:p>
          </table:table-cell>
          <table:table-cell office:value-type="string" table:style-name="ce5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00-10-25T00:00:00" table:style-name="ce7">
            <text:p>2000/10/25</text:p>
          </table:table-cell>
          <table:table-cell office:value-type="string" table:style-name="ce2">
            <text:p>豊川孝弘</text:p>
          </table:table-cell>
          <table:table-cell office:value-type="string" table:style-name="ce2">
            <text:p>神谷広志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3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00-10-25T00:00:00" table:style-name="ce7">
            <text:p>2000/10/25</text:p>
          </table:table-cell>
          <table:table-cell office:value-type="string" table:style-name="ce2">
            <text:p>豊川孝弘</text:p>
          </table:table-cell>
          <table:table-cell office:value-type="string" table:style-name="ce2">
            <text:p>神谷広志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5">
            <text:p>準決勝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02-11-19T00:00:00" table:style-name="ce7">
            <text:p>2002/11/19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伊藤能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6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02-11-19T00:00:00" table:style-name="ce7">
            <text:p>2002/11/19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伊藤能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7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03-01-21T00:00:00" table:style-name="ce7">
            <text:p>2003/1/21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飯島栄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8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03-01-21T00:00:00" table:style-name="ce7">
            <text:p>2003/1/21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飯島栄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9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03-03-11T00:00:00" table:style-name="ce7">
            <text:p>2003/3/11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佐々木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10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03-03-11T00:00:00" table:style-name="ce7">
            <text:p>2003/3/11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佐々木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1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2-01-20T00:00:00" table:style-name="ce7">
            <text:p>2012/1/20</text:p>
          </table:table-cell>
          <table:table-cell office:value-type="string" table:style-name="ce2">
            <text:p>東和男</text:p>
          </table:table-cell>
          <table:table-cell office:value-type="string" table:style-name="ce2">
            <text:p>有森浩三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3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2-01-20T00:00:00" table:style-name="ce7">
            <text:p>2012/1/20</text:p>
          </table:table-cell>
          <table:table-cell office:value-type="string" table:style-name="ce2">
            <text:p>東和男</text:p>
          </table:table-cell>
          <table:table-cell office:value-type="string" table:style-name="ce2">
            <text:p>有森浩三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5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4-12-25T00:00:00" table:style-name="ce7">
            <text:p>2014/12/25</text:p>
          </table:table-cell>
          <table:table-cell office:value-type="string" table:style-name="ce7">
            <text:p>豊島将之</text:p>
          </table:table-cell>
          <table:table-cell office:value-type="string" table:style-name="ce7">
            <text:p>松尾歩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09回戦</text:p>
          </table:table-cell>
          <table:table-cell table:style-name="ce7"/>
          <table:table-cell table:number-columns-repeated="16374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4-12-25T00:00:00" table:style-name="ce7">
            <text:p>2014/12/25</text:p>
          </table:table-cell>
          <table:table-cell office:value-type="string" table:style-name="ce7">
            <text:p>佐藤天彦</text:p>
          </table:table-cell>
          <table:table-cell office:value-type="string" table:style-name="ce7">
            <text:p>村山慈明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09回戦</text:p>
          </table:table-cell>
          <table:table-cell table:style-name="ce7"/>
          <table:table-cell table:number-columns-repeated="16374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4-12-25T00:00:00" table:style-name="ce7">
            <text:p>2014/12/25</text:p>
          </table:table-cell>
          <table:table-cell office:value-type="string" table:style-name="ce7">
            <text:p>橋本崇載</text:p>
          </table:table-cell>
          <table:table-cell office:value-type="string" table:style-name="ce7">
            <text:p>山崎隆之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09回戦</text:p>
          </table:table-cell>
          <table:table-cell table:style-name="ce7"/>
          <table:table-cell table:number-columns-repeated="16374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4-12-25T00:00:00" table:style-name="ce7">
            <text:p>2014/12/25</text:p>
          </table:table-cell>
          <table:table-cell office:value-type="string" table:style-name="ce7">
            <text:p>畠山鎮</text:p>
          </table:table-cell>
          <table:table-cell office:value-type="string" table:style-name="ce7">
            <text:p>木村一基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09回戦</text:p>
          </table:table-cell>
          <table:table-cell table:style-name="ce7"/>
          <table:table-cell table:number-columns-repeated="16374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4-12-25T00:00:00" table:style-name="ce7">
            <text:p>2014/12/25</text:p>
          </table:table-cell>
          <table:table-cell office:value-type="string" table:style-name="ce7">
            <text:p>屋敷伸之</text:p>
          </table:table-cell>
          <table:table-cell office:value-type="string" table:style-name="ce7">
            <text:p>丸山忠久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09回戦</text:p>
          </table:table-cell>
          <table:table-cell table:style-name="ce7"/>
          <table:table-cell table:number-columns-repeated="16374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4-12-25T00:00:00" table:style-name="ce7">
            <text:p>2014/12/25</text:p>
          </table:table-cell>
          <table:table-cell office:value-type="string" table:style-name="ce7">
            <text:p>谷川浩司</text:p>
          </table:table-cell>
          <table:table-cell office:value-type="string" table:style-name="ce7">
            <text:p>飯塚祐紀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09回戦</text:p>
          </table:table-cell>
          <table:table-cell table:style-name="ce7"/>
          <table:table-cell table:number-columns-repeated="16374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4-12-25T00:00:00" table:style-name="ce7">
            <text:p>2014/12/25</text:p>
          </table:table-cell>
          <table:table-cell office:value-type="string" table:style-name="ce7">
            <text:p>豊島将之</text:p>
          </table:table-cell>
          <table:table-cell office:value-type="string" table:style-name="ce7">
            <text:p>松尾歩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0回戦</text:p>
          </table:table-cell>
          <table:table-cell table:number-columns-repeated="3" table:style-name="ce2"/>
          <table:table-cell table:number-columns-repeated="5" table:style-name="ce8"/>
          <table:table-cell table:number-columns-repeated="16367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4-12-25T00:00:00" table:style-name="ce7">
            <text:p>2014/12/25</text:p>
          </table:table-cell>
          <table:table-cell office:value-type="string" table:style-name="ce7">
            <text:p>佐藤天彦</text:p>
          </table:table-cell>
          <table:table-cell office:value-type="string" table:style-name="ce7">
            <text:p>村山慈明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0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4-12-25T00:00:00" table:style-name="ce7">
            <text:p>2014/12/25</text:p>
          </table:table-cell>
          <table:table-cell office:value-type="string" table:style-name="ce7">
            <text:p>橋本崇載</text:p>
          </table:table-cell>
          <table:table-cell office:value-type="string" table:style-name="ce7">
            <text:p>山崎隆之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0回戦</text:p>
          </table:table-cell>
          <table:table-cell table:style-name="ce2"/>
          <table:table-cell table:number-columns-repeated="3" table:style-name="ce7"/>
          <table:table-cell table:number-columns-repeated="1637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4-12-25T00:00:00" table:style-name="ce7">
            <text:p>2014/12/25</text:p>
          </table:table-cell>
          <table:table-cell office:value-type="string" table:style-name="ce7">
            <text:p>畠山鎮</text:p>
          </table:table-cell>
          <table:table-cell office:value-type="string" table:style-name="ce7">
            <text:p>木村一基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0回戦</text:p>
          </table:table-cell>
          <table:table-cell table:style-name="ce2"/>
          <table:table-cell table:number-columns-repeated="3" table:style-name="ce7"/>
          <table:table-cell table:number-columns-repeated="1637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4-12-25T00:00:00" table:style-name="ce7">
            <text:p>2014/12/25</text:p>
          </table:table-cell>
          <table:table-cell office:value-type="string" table:style-name="ce7">
            <text:p>屋敷伸之</text:p>
          </table:table-cell>
          <table:table-cell office:value-type="string" table:style-name="ce7">
            <text:p>丸山忠久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0回戦</text:p>
          </table:table-cell>
          <table:table-cell table:style-name="ce2"/>
          <table:table-cell table:number-columns-repeated="3" table:style-name="ce7"/>
          <table:table-cell table:number-columns-repeated="1637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4-12-25T00:00:00" table:style-name="ce7">
            <text:p>2014/12/25</text:p>
          </table:table-cell>
          <table:table-cell office:value-type="string" table:style-name="ce7">
            <text:p>谷川浩司</text:p>
          </table:table-cell>
          <table:table-cell office:value-type="string" table:style-name="ce7">
            <text:p>飯塚祐紀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0回戦</text:p>
          </table:table-cell>
          <table:table-cell table:style-name="ce2"/>
          <table:table-cell table:number-columns-repeated="3" table:style-name="ce7"/>
          <table:table-cell table:number-columns-repeated="1637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1-08T00:00:00" table:style-name="ce7">
            <text:p>2015/1/8</text:p>
          </table:table-cell>
          <table:table-cell office:value-type="string" table:style-name="ce7">
            <text:p>佐藤天彦</text:p>
          </table:table-cell>
          <table:table-cell office:value-type="string" table:style-name="ce7">
            <text:p>屋敷伸之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10回戦</text:p>
          </table:table-cell>
          <table:table-cell table:number-columns-repeated="4" table:style-name="ce7"/>
          <table:table-cell table:number-columns-repeated="1637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1-08T00:00:00" table:style-name="ce7">
            <text:p>2015/1/8</text:p>
          </table:table-cell>
          <table:table-cell office:value-type="string" table:style-name="ce7">
            <text:p>村山慈明</text:p>
          </table:table-cell>
          <table:table-cell office:value-type="string" table:style-name="ce7">
            <text:p>藤井猛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10回戦</text:p>
          </table:table-cell>
          <table:table-cell table:number-columns-repeated="4" table:style-name="ce7"/>
          <table:table-cell table:number-columns-repeated="1637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1-08T00:00:00" table:style-name="ce7">
            <text:p>2015/1/8</text:p>
          </table:table-cell>
          <table:table-cell office:value-type="string" table:style-name="ce7">
            <text:p>松尾歩</text:p>
          </table:table-cell>
          <table:table-cell office:value-type="string" table:style-name="ce7">
            <text:p>山崎隆之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10回戦</text:p>
          </table:table-cell>
          <table:table-cell table:number-columns-repeated="4" table:style-name="ce7"/>
          <table:table-cell table:number-columns-repeated="1637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1-08T00:00:00" table:style-name="ce7">
            <text:p>2015/1/8</text:p>
          </table:table-cell>
          <table:table-cell office:value-type="string" table:style-name="ce7">
            <text:p>木村一基</text:p>
          </table:table-cell>
          <table:table-cell office:value-type="string" table:style-name="ce7">
            <text:p>橋本崇載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10回戦</text:p>
          </table:table-cell>
          <table:table-cell table:number-columns-repeated="4" table:style-name="ce7"/>
          <table:table-cell table:number-columns-repeated="1637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1-08T00:00:00" table:style-name="ce7">
            <text:p>2015/1/8</text:p>
          </table:table-cell>
          <table:table-cell office:value-type="string" table:style-name="ce7">
            <text:p>飯塚祐紀</text:p>
          </table:table-cell>
          <table:table-cell office:value-type="string" table:style-name="ce7">
            <text:p>畠山鎮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10回戦</text:p>
          </table:table-cell>
          <table:table-cell table:number-columns-repeated="4" table:style-name="ce7"/>
          <table:table-cell table:number-columns-repeated="1637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1-08T00:00:00" table:style-name="ce7">
            <text:p>2015/1/8</text:p>
          </table:table-cell>
          <table:table-cell office:value-type="string" table:style-name="ce7">
            <text:p>丸山忠久</text:p>
          </table:table-cell>
          <table:table-cell office:value-type="string" table:style-name="ce7">
            <text:p>谷川浩司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10回戦</text:p>
          </table:table-cell>
          <table:table-cell table:number-columns-repeated="4" table:style-name="ce7"/>
          <table:table-cell table:number-columns-repeated="1637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1-08T00:00:00" table:style-name="ce7">
            <text:p>2015/1/8</text:p>
          </table:table-cell>
          <table:table-cell office:value-type="string" table:style-name="ce7">
            <text:p>佐藤天彦</text:p>
          </table:table-cell>
          <table:table-cell office:value-type="string" table:style-name="ce7">
            <text:p>屋敷伸之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style-name="ce2"/>
          <table:table-cell table:number-columns-repeated="3" table:style-name="ce7"/>
          <table:table-cell table:number-columns-repeated="1637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1-08T00:00:00" table:style-name="ce7">
            <text:p>2015/1/8</text:p>
          </table:table-cell>
          <table:table-cell office:value-type="string" table:style-name="ce7">
            <text:p>村山慈明</text:p>
          </table:table-cell>
          <table:table-cell office:value-type="string" table:style-name="ce7">
            <text:p>藤井猛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style-name="ce2"/>
          <table:table-cell table:number-columns-repeated="3" table:style-name="ce7"/>
          <table:table-cell table:number-columns-repeated="1637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1-08T00:00:00" table:style-name="ce7">
            <text:p>2015/1/8</text:p>
          </table:table-cell>
          <table:table-cell office:value-type="string" table:style-name="ce7">
            <text:p>松尾歩</text:p>
          </table:table-cell>
          <table:table-cell office:value-type="string" table:style-name="ce7">
            <text:p>山崎隆之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style-name="ce2"/>
          <table:table-cell table:number-columns-repeated="3" table:style-name="ce7"/>
          <table:table-cell table:number-columns-repeated="1637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1-08T00:00:00" table:style-name="ce7">
            <text:p>2015/1/8</text:p>
          </table:table-cell>
          <table:table-cell office:value-type="string" table:style-name="ce7">
            <text:p>木村一基</text:p>
          </table:table-cell>
          <table:table-cell office:value-type="string" table:style-name="ce7">
            <text:p>橋本崇載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style-name="ce2"/>
          <table:table-cell table:number-columns-repeated="3" table:style-name="ce7"/>
          <table:table-cell table:number-columns-repeated="1637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1-08T00:00:00" table:style-name="ce7">
            <text:p>2015/1/8</text:p>
          </table:table-cell>
          <table:table-cell office:value-type="string" table:style-name="ce7">
            <text:p>飯塚祐紀</text:p>
          </table:table-cell>
          <table:table-cell office:value-type="string" table:style-name="ce7">
            <text:p>畠山鎮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style-name="ce2"/>
          <table:table-cell table:number-columns-repeated="3" table:style-name="ce7"/>
          <table:table-cell table:number-columns-repeated="1637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1-08T00:00:00" table:style-name="ce7">
            <text:p>2015/1/8</text:p>
          </table:table-cell>
          <table:table-cell office:value-type="string" table:style-name="ce7">
            <text:p>丸山忠久</text:p>
          </table:table-cell>
          <table:table-cell office:value-type="string" table:style-name="ce7">
            <text:p>谷川浩司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style-name="ce2"/>
          <table:table-cell table:number-columns-repeated="3" table:style-name="ce7"/>
          <table:table-cell table:number-columns-repeated="1637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2-19T00:00:00" table:style-name="ce7">
            <text:p>2015/2/19</text:p>
          </table:table-cell>
          <table:table-cell office:value-type="string" table:style-name="ce7">
            <text:p>橋本崇載</text:p>
          </table:table-cell>
          <table:table-cell office:value-type="string" table:style-name="ce7">
            <text:p>飯塚祐紀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11回戦</text:p>
          </table:table-cell>
          <table:table-cell table:number-columns-repeated="4" table:style-name="ce7"/>
          <table:table-cell table:number-columns-repeated="1637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2-19T00:00:00" table:style-name="ce7">
            <text:p>2015/2/19</text:p>
          </table:table-cell>
          <table:table-cell office:value-type="string" table:style-name="ce7">
            <text:p>松尾歩</text:p>
          </table:table-cell>
          <table:table-cell office:value-type="string" table:style-name="ce7">
            <text:p>丸山忠久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11回戦</text:p>
          </table:table-cell>
          <table:table-cell table:number-columns-repeated="4" table:style-name="ce7"/>
          <table:table-cell table:number-columns-repeated="1637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2-19T00:00:00" table:style-name="ce7">
            <text:p>2015/2/19</text:p>
          </table:table-cell>
          <table:table-cell office:value-type="string" table:style-name="ce7">
            <text:p>山崎隆之</text:p>
          </table:table-cell>
          <table:table-cell office:value-type="string" table:style-name="ce7">
            <text:p>豊島将之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11回戦</text:p>
          </table:table-cell>
          <table:table-cell table:number-columns-repeated="4" table:style-name="ce7"/>
          <table:table-cell table:number-columns-repeated="1637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2-19T00:00:00" table:style-name="ce7">
            <text:p>2015/2/19</text:p>
          </table:table-cell>
          <table:table-cell office:value-type="string" table:style-name="ce7">
            <text:p>藤井猛</text:p>
          </table:table-cell>
          <table:table-cell office:value-type="string" table:style-name="ce7">
            <text:p>谷川浩司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11回戦</text:p>
          </table:table-cell>
          <table:table-cell table:number-columns-repeated="4" table:style-name="ce7"/>
          <table:table-cell table:number-columns-repeated="1637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2-19T00:00:00" table:style-name="ce7">
            <text:p>2015/2/19</text:p>
          </table:table-cell>
          <table:table-cell office:value-type="string" table:style-name="ce7">
            <text:p>畠山鎮</text:p>
          </table:table-cell>
          <table:table-cell office:value-type="string" table:style-name="ce7">
            <text:p>村山慈明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11回戦</text:p>
          </table:table-cell>
          <table:table-cell table:number-columns-repeated="4" table:style-name="ce7"/>
          <table:table-cell table:number-columns-repeated="1637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2-19T00:00:00" table:style-name="ce7">
            <text:p>2015/2/19</text:p>
          </table:table-cell>
          <table:table-cell office:value-type="string" table:style-name="ce7">
            <text:p>屋敷伸之</text:p>
          </table:table-cell>
          <table:table-cell office:value-type="string" table:style-name="ce7">
            <text:p>木村一基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11回戦</text:p>
          </table:table-cell>
          <table:table-cell table:number-columns-repeated="4" table:style-name="ce7"/>
          <table:table-cell table:number-columns-repeated="1637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2-19T00:00:00" table:style-name="ce7">
            <text:p>2015/2/19</text:p>
          </table:table-cell>
          <table:table-cell office:value-type="string" table:style-name="ce7">
            <text:p>橋本崇載</text:p>
          </table:table-cell>
          <table:table-cell office:value-type="string" table:style-name="ce7">
            <text:p>飯塚祐紀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2回戦</text:p>
          </table:table-cell>
          <table:table-cell table:style-name="ce2"/>
          <table:table-cell table:number-columns-repeated="3" table:style-name="ce7"/>
          <table:table-cell table:number-columns-repeated="1637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2-19T00:00:00" table:style-name="ce7">
            <text:p>2015/2/19</text:p>
          </table:table-cell>
          <table:table-cell office:value-type="string" table:style-name="ce7">
            <text:p>松尾歩</text:p>
          </table:table-cell>
          <table:table-cell office:value-type="string" table:style-name="ce7">
            <text:p>丸山忠久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2回戦</text:p>
          </table:table-cell>
          <table:table-cell table:style-name="ce2"/>
          <table:table-cell table:number-columns-repeated="3" table:style-name="ce7"/>
          <table:table-cell table:number-columns-repeated="1637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2-19T00:00:00" table:style-name="ce7">
            <text:p>2015/2/19</text:p>
          </table:table-cell>
          <table:table-cell office:value-type="string" table:style-name="ce7">
            <text:p>山崎隆之</text:p>
          </table:table-cell>
          <table:table-cell office:value-type="string" table:style-name="ce7">
            <text:p>豊島将之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2回戦</text:p>
          </table:table-cell>
          <table:table-cell table:style-name="ce2"/>
          <table:table-cell table:number-columns-repeated="3" table:style-name="ce7"/>
          <table:table-cell table:number-columns-repeated="1637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2-19T00:00:00" table:style-name="ce7">
            <text:p>2015/2/19</text:p>
          </table:table-cell>
          <table:table-cell office:value-type="string" table:style-name="ce7">
            <text:p>藤井猛</text:p>
          </table:table-cell>
          <table:table-cell office:value-type="string" table:style-name="ce7">
            <text:p>谷川浩司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2-19T00:00:00" table:style-name="ce7">
            <text:p>2015/2/19</text:p>
          </table:table-cell>
          <table:table-cell office:value-type="string" table:style-name="ce7">
            <text:p>畠山鎮</text:p>
          </table:table-cell>
          <table:table-cell office:value-type="string" table:style-name="ce7">
            <text:p>村山慈明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2-19T00:00:00" table:style-name="ce7">
            <text:p>2015/2/19</text:p>
          </table:table-cell>
          <table:table-cell office:value-type="string" table:style-name="ce7">
            <text:p>屋敷伸之</text:p>
          </table:table-cell>
          <table:table-cell office:value-type="string" table:style-name="ce7">
            <text:p>木村一基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3-05T00:00:00" table:style-name="ce7">
            <text:p>2015/3/5</text:p>
          </table:table-cell>
          <table:table-cell office:value-type="string" table:style-name="ce7">
            <text:p>豊島将之</text:p>
          </table:table-cell>
          <table:table-cell office:value-type="string" table:style-name="ce7">
            <text:p>畠山鎮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12回戦</text:p>
          </table:table-cell>
          <table:table-cell table:style-name="ce7"/>
          <table:table-cell table:number-columns-repeated="16374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3-05T00:00:00" table:style-name="ce7">
            <text:p>2015/3/5</text:p>
          </table:table-cell>
          <table:table-cell office:value-type="string" table:style-name="ce7">
            <text:p>村山慈明</text:p>
          </table:table-cell>
          <table:table-cell office:value-type="string" table:style-name="ce7">
            <text:p>屋敷伸之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12回戦</text:p>
          </table:table-cell>
          <table:table-cell table:style-name="ce7"/>
          <table:table-cell table:number-columns-repeated="16374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3-05T00:00:00" table:style-name="ce7">
            <text:p>2015/3/5</text:p>
          </table:table-cell>
          <table:table-cell office:value-type="string" table:style-name="ce7">
            <text:p>木村一基</text:p>
          </table:table-cell>
          <table:table-cell office:value-type="string" table:style-name="ce7">
            <text:p>松尾歩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12回戦</text:p>
          </table:table-cell>
          <table:table-cell table:style-name="ce7"/>
          <table:table-cell table:number-columns-repeated="16374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3-05T00:00:00" table:style-name="ce7">
            <text:p>2015/3/5</text:p>
          </table:table-cell>
          <table:table-cell office:value-type="string" table:style-name="ce7">
            <text:p>飯塚祐紀</text:p>
          </table:table-cell>
          <table:table-cell office:value-type="string" table:style-name="ce7">
            <text:p>藤井猛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12回戦</text:p>
          </table:table-cell>
          <table:table-cell table:style-name="ce7"/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3-05T00:00:00" table:style-name="ce7">
            <text:p>2015/3/5</text:p>
          </table:table-cell>
          <table:table-cell office:value-type="string" table:style-name="ce7">
            <text:p>丸山忠久</text:p>
          </table:table-cell>
          <table:table-cell office:value-type="string" table:style-name="ce7">
            <text:p>佐藤天彦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12回戦</text:p>
          </table:table-cell>
          <table:table-cell table:style-name="ce7"/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3-05T00:00:00" table:style-name="ce7">
            <text:p>2015/3/5</text:p>
          </table:table-cell>
          <table:table-cell office:value-type="string" table:style-name="ce7">
            <text:p>谷川浩司</text:p>
          </table:table-cell>
          <table:table-cell office:value-type="string" table:style-name="ce7">
            <text:p>橋本崇載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12回戦</text:p>
          </table:table-cell>
          <table:table-cell table:style-name="ce7"/>
          <table:table-cell table:number-columns-repeated="16374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3-05T00:00:00" table:style-name="ce7">
            <text:p>2015/3/5</text:p>
          </table:table-cell>
          <table:table-cell office:value-type="string" table:style-name="ce7">
            <text:p>豊島将之</text:p>
          </table:table-cell>
          <table:table-cell office:value-type="string" table:style-name="ce7">
            <text:p>畠山鎮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5">
            <text:p>13回戦</text:p>
          </table:table-cell>
          <table:table-cell table:style-name="ce7"/>
          <table:table-cell table:number-columns-repeated="16374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3-05T00:00:00" table:style-name="ce7">
            <text:p>2015/3/5</text:p>
          </table:table-cell>
          <table:table-cell office:value-type="string" table:style-name="ce7">
            <text:p>村山慈明</text:p>
          </table:table-cell>
          <table:table-cell office:value-type="string" table:style-name="ce7">
            <text:p>屋敷伸之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3-05T00:00:00" table:style-name="ce7">
            <text:p>2015/3/5</text:p>
          </table:table-cell>
          <table:table-cell office:value-type="string" table:style-name="ce7">
            <text:p>木村一基</text:p>
          </table:table-cell>
          <table:table-cell office:value-type="string" table:style-name="ce7">
            <text:p>松尾歩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3-05T00:00:00" table:style-name="ce7">
            <text:p>2015/3/5</text:p>
          </table:table-cell>
          <table:table-cell office:value-type="string" table:style-name="ce7">
            <text:p>飯塚祐紀</text:p>
          </table:table-cell>
          <table:table-cell office:value-type="string" table:style-name="ce7">
            <text:p>藤井猛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3-05T00:00:00" table:style-name="ce7">
            <text:p>2015/3/5</text:p>
          </table:table-cell>
          <table:table-cell office:value-type="string" table:style-name="ce7">
            <text:p>丸山忠久</text:p>
          </table:table-cell>
          <table:table-cell office:value-type="string" table:style-name="ce7">
            <text:p>佐藤天彦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3-05T00:00:00" table:style-name="ce7">
            <text:p>2015/3/5</text:p>
          </table:table-cell>
          <table:table-cell office:value-type="string" table:style-name="ce7">
            <text:p>谷川浩司</text:p>
          </table:table-cell>
          <table:table-cell office:value-type="string" table:style-name="ce7">
            <text:p>橋本崇載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6-01-20T00:00:00" table:style-name="ce7">
            <text:p>2016/1/20</text:p>
          </table:table-cell>
          <table:table-cell office:value-type="string" table:style-name="ce2">
            <text:p>島本亮</text:p>
          </table:table-cell>
          <table:table-cell office:value-type="string" table:style-name="ce2">
            <text:p>石川泰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29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3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6-01-20T00:00:00" table:style-name="ce7">
            <text:p>2016/1/20</text:p>
          </table:table-cell>
          <table:table-cell office:value-type="string" table:style-name="ce2">
            <text:p>島本亮</text:p>
          </table:table-cell>
          <table:table-cell office:value-type="string" table:style-name="ce2">
            <text:p>石川泰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29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5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08-30T00:00:00" table:style-name="ce7">
            <text:p>2017/8/30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3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08-30T00:00:00" table:style-name="ce7">
            <text:p>2017/8/30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5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09-01T00:00:00" table:style-name="ce7">
            <text:p>2017/9/1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三浦弘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3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09-01T00:00:00" table:style-name="ce7">
            <text:p>2017/9/1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三浦弘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5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09-13T00:00:00" table:style-name="ce7">
            <text:p>2017/9/13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久保利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3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09-13T00:00:00" table:style-name="ce7">
            <text:p>2017/9/13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久保利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09-22T00:00:00" table:style-name="ce7">
            <text:p>2017/9/22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稲葉陽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3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09-22T00:00:00" table:style-name="ce7">
            <text:p>2017/9/22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稲葉陽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10-25T00:00:00" table:style-name="ce7">
            <text:p>2017/10/25</text:p>
          </table:table-cell>
          <table:table-cell office:value-type="string" table:style-name="ce2">
            <text:p>屋敷伸之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3">
            <text:p>06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10-25T00:00:00" table:style-name="ce7">
            <text:p>2017/10/25</text:p>
          </table:table-cell>
          <table:table-cell office:value-type="string" table:style-name="ce2">
            <text:p>屋敷伸之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10-26T00:00:00" table:style-name="ce7">
            <text:p>2017/10/26</text:p>
          </table:table-cell>
          <table:table-cell office:value-type="string" table:style-name="ce2">
            <text:p>深浦康市</text:p>
          </table:table-cell>
          <table:table-cell office:value-type="string" table:style-name="ce2">
            <text:p>羽生善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3">
            <text:p>06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10-26T00:00:00" table:style-name="ce7">
            <text:p>2017/10/26</text:p>
          </table:table-cell>
          <table:table-cell office:value-type="string" table:style-name="ce2">
            <text:p>深浦康市</text:p>
          </table:table-cell>
          <table:table-cell office:value-type="string" table:style-name="ce2">
            <text:p>羽生善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11-10T00:00:00" table:style-name="ce7">
            <text:p>2017/11/10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中村太地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2組</text:p>
          </table:table-cell>
          <table:table-cell table:style-name="ce2"/>
          <table:table-cell office:value-type="string" table:style-name="ce3">
            <text:p>07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11-10T00:00:00" table:style-name="ce7">
            <text:p>2017/11/10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中村太地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2組</text:p>
          </table:table-cell>
          <table:table-cell table:style-name="ce2"/>
          <table:table-cell office:value-type="string" table:style-name="ce5">
            <text:p>06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8-03-04T00:00:00" table:style-name="ce7">
            <text:p>2018/3/4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2組</text:p>
          </table:table-cell>
          <table:table-cell table:style-name="ce2"/>
          <table:table-cell office:value-type="string" table:style-name="ce3">
            <text:p>09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8-03-04T00:00:00" table:style-name="ce7">
            <text:p>2018/3/4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2組</text:p>
          </table:table-cell>
          <table:table-cell table:style-name="ce2"/>
          <table:table-cell office:value-type="string" table:style-name="ce5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8-03-09T00:00:00" table:style-name="ce7">
            <text:p>2018/3/9</text:p>
          </table:table-cell>
          <table:table-cell office:value-type="string" table:style-name="ce2">
            <text:p>阿久津主税</text:p>
          </table:table-cell>
          <table:table-cell office:value-type="string" table:style-name="ce2">
            <text:p>松尾歩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3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8-03-09T00:00:00" table:style-name="ce7">
            <text:p>2018/3/9</text:p>
          </table:table-cell>
          <table:table-cell office:value-type="string" table:style-name="ce2">
            <text:p>山崎隆之</text:p>
          </table:table-cell>
          <table:table-cell office:value-type="string" table:style-name="ce2">
            <text:p>斎藤慎太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3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8-03-09T00:00:00" table:style-name="ce7">
            <text:p>2018/3/9</text:p>
          </table:table-cell>
          <table:table-cell office:value-type="string" table:style-name="ce2">
            <text:p>木村一基</text:p>
          </table:table-cell>
          <table:table-cell office:value-type="string" table:style-name="ce2">
            <text:p>糸谷哲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3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8-03-09T00:00:00" table:style-name="ce7">
            <text:p>2018/3/9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橋本崇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3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8-03-09T00:00:00" table:style-name="ce7">
            <text:p>2018/3/9</text:p>
          </table:table-cell>
          <table:table-cell office:value-type="string" table:style-name="ce2">
            <text:p>丸山忠久</text:p>
          </table:table-cell>
          <table:table-cell office:value-type="string" table:style-name="ce2">
            <text:p>菅井竜也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3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8-03-09T00:00:00" table:style-name="ce7">
            <text:p>2018/3/9</text:p>
          </table:table-cell>
          <table:table-cell office:value-type="string" table:style-name="ce2">
            <text:p>阿久津主税</text:p>
          </table:table-cell>
          <table:table-cell office:value-type="string" table:style-name="ce2">
            <text:p>松尾歩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8-03-09T00:00:00" table:style-name="ce7">
            <text:p>2018/3/9</text:p>
          </table:table-cell>
          <table:table-cell office:value-type="string" table:style-name="ce2">
            <text:p>山崎隆之</text:p>
          </table:table-cell>
          <table:table-cell office:value-type="string" table:style-name="ce2">
            <text:p>斎藤慎太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8-03-09T00:00:00" table:style-name="ce7">
            <text:p>2018/3/9</text:p>
          </table:table-cell>
          <table:table-cell office:value-type="string" table:style-name="ce2">
            <text:p>木村一基</text:p>
          </table:table-cell>
          <table:table-cell office:value-type="string" table:style-name="ce2">
            <text:p>糸谷哲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8-03-09T00:00:00" table:style-name="ce7">
            <text:p>2018/3/9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橋本崇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8-03-09T00:00:00" table:style-name="ce7">
            <text:p>2018/3/9</text:p>
          </table:table-cell>
          <table:table-cell office:value-type="string" table:style-name="ce2">
            <text:p>丸山忠久</text:p>
          </table:table-cell>
          <table:table-cell office:value-type="string" table:style-name="ce2">
            <text:p>菅井竜也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9-02-15T00:00:00" table:style-name="ce7">
            <text:p>2019/2/15</text:p>
          </table:table-cell>
          <table:table-cell office:value-type="string" table:style-name="ce2">
            <text:p>井出隼平</text:p>
          </table:table-cell>
          <table:table-cell office:value-type="string" table:style-name="ce2">
            <text:p>岡崎洋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3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9-02-15T00:00:00" table:style-name="ce7">
            <text:p>2019/2/15</text:p>
          </table:table-cell>
          <table:table-cell office:value-type="string" table:style-name="ce2">
            <text:p>井出隼平</text:p>
          </table:table-cell>
          <table:table-cell office:value-type="string" table:style-name="ce2">
            <text:p>岡崎洋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5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9-07-08T00:00:00" table:style-name="ce7">
            <text:p>2019/7/8</text:p>
          </table:table-cell>
          <table:table-cell office:value-type="string" table:style-name="ce2">
            <text:p>佐藤天彦</text:p>
          </table:table-cell>
          <table:table-cell office:value-type="string" table:style-name="ce2">
            <text:p>木村一基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2">
            <text:p>決勝トーナメント</text:p>
          </table:table-cell>
          <table:table-cell table:style-name="ce2"/>
          <table:table-cell office:value-type="string" table:style-name="ce3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9-07-08T00:00:00" table:style-name="ce7">
            <text:p>2019/7/8</text:p>
          </table:table-cell>
          <table:table-cell office:value-type="string" table:style-name="ce2">
            <text:p>佐藤天彦</text:p>
          </table:table-cell>
          <table:table-cell office:value-type="string" table:style-name="ce2">
            <text:p>木村一基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2">
            <text:p>決勝トーナメント</text:p>
          </table:table-cell>
          <table:table-cell table:style-name="ce2"/>
          <table:table-cell office:value-type="string" table:style-name="ce5">
            <text:p>準々決勝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9-08-08T00:00:00" table:style-name="ce7">
            <text:p>2019/8/8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野月浩貴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3">
            <text:p>3組</text:p>
          </table:table-cell>
          <table:table-cell office:value-type="string" table:style-name="ce2">
            <text:p>昇級者決定戦</text:p>
          </table:table-cell>
          <table:table-cell office:value-type="string" table:style-name="ce2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9-08-08T00:00:00" table:style-name="ce7">
            <text:p>2019/8/8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野月浩貴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5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2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57-04-06T00:00:00" table:style-name="ce7">
            <text:p>1957/4/6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5">
            <text:p>第1局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57-04-24T00:00:00" table:style-name="ce7">
            <text:p>1957/4/24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5">
            <text:p>第2局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57-04-29T00:00:00" table:style-name="ce7">
            <text:p>1957/4/29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5">
            <text:p>第3局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57-04-06T00:00:00" table:style-name="ce7">
            <text:p>1957/4/6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57-04-24T00:00:00" table:style-name="ce7">
            <text:p>1957/4/24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57-04-29T00:00:00" table:style-name="ce7">
            <text:p>1957/4/29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3"/>
          <table:table-cell table:number-columns-repeated="16375"/>
        </table:table-row>
        <table:table-row table:number-rows-repeated="1048399" table:style-name="ro1">
          <table:table-cell table:number-columns-repeated="16384"/>
        </table:table-row>
      </table:table>
      <table:database-ranges>
        <table:database-range table:target-range-address="errors.A1:errors.J60" table:display-filter-buttons="tru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等线" svg:font-family="等线"/>
    <style:font-face style:name="宋体" svg:font-family="宋体"/>
    <style:font-face style:name="Courier New" svg:font-family="&quot;Courier New&quot;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style:style style:name="Default" style:family="table-cell" style:data-style-name="N0">
      <style:table-cell-properties style:vertical-align="middle" fo:background-color="transparent"/>
      <style:text-properties fo:color="#000000" style:font-name="等线" style:font-name-asian="等线" style:font-name-complex="等线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325</meta:generator>
    <meta:initial-creator>Micheal Johnson</meta:initial-creator>
    <dc:creator>Micheal Johnson</dc:creator>
    <meta:creation-date>2020-01-27T03:42:23Z</meta:creation-date>
    <dc:date>2020-02-03T13:28:23Z</dc:date>
    <meta:user-defined meta:name="WorkbookGuid">dfd2ee33-1efe-4fa1-a778-61e8eb1776c8</meta:user-defined>
  </office:meta>
</office:document-meta>
</file>